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</style:style>
    <style:style style:name="P6" style:family="paragraph" style:parent-style-name="Standard">
      <style:paragraph-properties fo:margin-left="3.872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fo:margin-left="3.872in" fo:margin-right="0in" fo:text-align="start" style:justify-single-word="false" fo:text-indent="0in" style:auto-text-indent="false"/>
      <style:text-properties fo:font-size="9pt" style:text-underline-style="solid" style:text-underline-width="auto" style:text-underline-color="font-color" style:font-size-asian="9pt" style:font-size-complex="9pt"/>
    </style:style>
    <style:style style:name="P8" style:family="paragraph" style:parent-style-name="Standard">
      <style:paragraph-properties fo:margin-left="3.872in" fo:margin-right="0in" fo:text-align="start" style:justify-single-word="false" fo:text-indent="0in" style:auto-text-indent="false"/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PVOX</text:p>
      <text:p text:style-name="P1">1425 K Street NW, Suite 350</text:p>
      <text:p text:style-name="P1">Washington, DC 20005</text:p>
      <text:p text:style-name="P5"/>
      <text:p text:style-name="P1"/>
      <text:p text:style-name="P1"/>
      <text:p text:style-name="P2">House Fee Paid Mailer</text:p>
      <text:p text:style-name="P2">Addressed Distribution</text:p>
      <text:p text:style-name="P2"/>
      <text:p text:style-name="P2">59 pieces x 0.13 = $7.67</text:p>
      <text:p text:style-name="P2"/>
      <text:p text:style-name="P2">Contact:</text:p>
      <text:p text:style-name="P2"><text:tab/>Joshua Tauberer</text:p>
      <text:p text:style-name="P2"><text:tab/>516-458-9919 (cell)</text:p>
      <text:p text:style-name="P2"/>
      <text:p text:style-name="P2"><text:tab/></text:p>
      <text:p text:style-name="P2"><text:tab/>___________________</text:p>
      <text:p text:style-name="P2"><text:tab/>signature</text:p>
      <text:p text:style-name="P2"/>
      <text:p text:style-name="P2"/>
      <text:p text:style-name="P2">Receipt to:</text:p>
      <text:p text:style-name="P2"><text:tab/>POPVOX</text:p>
      <text:p text:style-name="P2"><text:tab/>1425 K Street NW, Suite 350</text:p>
      <text:p text:style-name="P2"><text:tab/>Washington, DC 20005</text:p>
      <text:p text:style-name="P2"/>
      <text:p text:style-name="P2"/>
      <text:p text:style-name="P2">Check number:</text:p>
      <text:p text:style-name="P2"><text:tab/>JT 481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Checklist:</text:p>
      <text:p text:style-name="P6">put senate printouts aside</text:p>
      <text:p text:style-name="P6">staple multiple-sheet offices</text:p>
      <text:p text:style-name="P6">cross-check the count</text:p>
      <text:p text:style-name="P6">update the office count and total $ paid above</text:p>
      <text:p text:style-name="P6">write a check to US Treasury Washington DC</text:p>
      <text:p text:style-name="P6">update the check number above</text:p>
      <text:p text:style-name="P6">sign this form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Tauberer</meta:initial-creator>
    <meta:creation-date>2012-01-16T18:24:00</meta:creation-date>
    <meta:generator>LibreOffice/3.4$Linux LibreOffice_project/340m1$Build-402</meta:generator>
    <dc:date>2012-02-23T12:18:58</dc:date>
    <dc:creator>Joshua Tauberer</dc:creator>
    <meta:editing-duration>P2DT17H35M32S</meta:editing-duration>
    <meta:editing-cycles>17</meta:editing-cycles>
    <meta:document-statistic meta:table-count="0" meta:image-count="0" meta:object-count="0" meta:page-count="1" meta:paragraph-count="26" meta:word-count="81" meta:character-count="499" meta:non-whitespace-character-count="434"/>
  </office:meta>
</office:document-meta>
</file>